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9.622cm"/>
    </style:style>
    <style:style style:name="co3" style:family="table-column">
      <style:table-column-properties fo:break-before="auto" style:column-width="9.73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">
      <style:table-cell-properties style:text-align-source="fix" style:repeat-content="false" fo:border="0.74pt solid #2a6099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 style:data-style-name="N3">
      <style:table-cell-properties fo:border="0.74pt solid #2a6099"/>
      <style:text-properties fo:font-weight="bold" style:font-weight-asian="bold" style:font-weight-complex="bold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wrap-option="wrap" fo:border="0.74pt solid #2a6099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order-bottom="none" fo:border-left="0.74pt solid #000000" fo:border-right="0.74pt solid #000000" fo:border-top="none"/>
    </style:style>
    <style:style style:name="ce12" style:family="table-cell" style:parent-style-name="Default" style:data-style-name="N3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C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row table:style-name="ro1">
          <table:table-cell table:style-name="ce1" office:value-type="string" calcext:value-type="string">
            <text:p>Source : INSEE <text:s/>Flores 2018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Zone géographique : France entière (y compris DOM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hamp : total, hors intérimaires et postes annexes pour effectifs au 31/1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roisé par : Régions X Typologie Coopératives X Typologie Coopératives détaillée</text:p>
          </table:table-cell>
          <table:table-cell table:number-columns-repeated="6"/>
        </table:table-row>
        <table:table-row table:style-name="ro2">
          <table:table-cell table:style-name="ce3"/>
          <table:table-cell table:number-columns-repeated="6"/>
        </table:table-row>
        <table:table-row table:style-name="ro1">
          <table:table-cell table:style-name="ce2" office:value-type="string" calcext:value-type="string">
            <text:p>s : secret statistique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6"/>
        </table:table-row>
        <table:table-row table:style-name="ro3">
          <table:table-cell table:style-name="ce5" office:value-type="string" calcext:value-type="string">
            <text:p>Région</text:p>
          </table:table-cell>
          <table:table-cell table:style-name="ce8" office:value-type="string" calcext:value-type="string">
            <text:p>Typologie Coopératives</text:p>
          </table:table-cell>
          <table:table-cell table:style-name="ce8" office:value-type="string" calcext:value-type="string">
            <text:p>Typologie Coopératives détaillée</text:p>
          </table:table-cell>
          <table:table-cell table:style-name="ce10" office:value-type="string" calcext:value-type="string">
            <text:p>Nombre d’établissements</text:p>
          </table:table-cell>
          <table:table-cell table:style-name="ce10" office:value-type="string" calcext:value-type="string">
            <text:p>Effectifs au 31/12</text:p>
          </table:table-cell>
          <table:table-cell table:style-name="ce10" office:value-type="string" calcext:value-type="string">
            <text:p>Effectifs EQTP</text:p>
          </table:table-cell>
          <table:table-cell table:style-name="ce10" office:value-type="string" calcext:value-type="string">
            <text:p>Rémunérations brute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880" calcext:value-type="float">
            <text:p>23 880</text:p>
          </table:table-cell>
          <table:table-cell table:style-name="ce11" office:value-type="float" office:value="303916" calcext:value-type="float">
            <text:p>303 916</text:p>
          </table:table-cell>
          <table:table-cell table:style-name="ce11" office:value-type="float" office:value="297381" calcext:value-type="float">
            <text:p>297 381</text:p>
          </table:table-cell>
          <table:table-cell table:style-name="ce11" office:value-type="float" office:value="12826013031" calcext:value-type="float">
            <text:p>12 826 013 03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409" calcext:value-type="float">
            <text:p>1 409</text:p>
          </table:table-cell>
          <table:table-cell table:style-name="ce11" office:value-type="float" office:value="1379" calcext:value-type="float">
            <text:p>1 379</text:p>
          </table:table-cell>
          <table:table-cell table:style-name="ce11" office:value-type="float" office:value="76978334" calcext:value-type="float">
            <text:p>76 978 334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815" calcext:value-type="float">
            <text:p>13 815</text:p>
          </table:table-cell>
          <table:table-cell table:style-name="ce11" office:value-type="float" office:value="164534" calcext:value-type="float">
            <text:p>164 534</text:p>
          </table:table-cell>
          <table:table-cell table:style-name="ce11" office:value-type="float" office:value="163312" calcext:value-type="float">
            <text:p>163 312</text:p>
          </table:table-cell>
          <table:table-cell table:style-name="ce11" office:value-type="float" office:value="8003546370" calcext:value-type="float">
            <text:p>8 003 546 370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26" calcext:value-type="float">
            <text:p>1 626</text:p>
          </table:table-cell>
          <table:table-cell table:style-name="ce11" office:value-type="float" office:value="1579" calcext:value-type="float">
            <text:p>1 579</text:p>
          </table:table-cell>
          <table:table-cell table:style-name="ce11" office:value-type="float" office:value="72317658" calcext:value-type="float">
            <text:p>72 317 65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865" calcext:value-type="float">
            <text:p>13 865</text:p>
          </table:table-cell>
          <table:table-cell table:style-name="ce11" office:value-type="float" office:value="167569" calcext:value-type="float">
            <text:p>167 569</text:p>
          </table:table-cell>
          <table:table-cell table:style-name="ce11" office:value-type="float" office:value="166270" calcext:value-type="float">
            <text:p>166 270</text:p>
          </table:table-cell>
          <table:table-cell table:style-name="ce11" office:value-type="float" office:value="8152842362" calcext:value-type="float">
            <text:p>8 152 842 362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20" calcext:value-type="float">
            <text:p>820</text:p>
          </table:table-cell>
          <table:table-cell table:style-name="ce11" office:value-type="float" office:value="6666" calcext:value-type="float">
            <text:p>6 666</text:p>
          </table:table-cell>
          <table:table-cell table:style-name="ce11" office:value-type="float" office:value="6470" calcext:value-type="float">
            <text:p>6 470</text:p>
          </table:table-cell>
          <table:table-cell table:style-name="ce11" office:value-type="float" office:value="230976589" calcext:value-type="float">
            <text:p>230 976 589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56" calcext:value-type="float">
            <text:p>1 556</text:p>
          </table:table-cell>
          <table:table-cell table:style-name="ce11" office:value-type="float" office:value="17194" calcext:value-type="float">
            <text:p>17 194</text:p>
          </table:table-cell>
          <table:table-cell table:style-name="ce11" office:value-type="float" office:value="15486" calcext:value-type="float">
            <text:p>15 486</text:p>
          </table:table-cell>
          <table:table-cell table:style-name="ce11" office:value-type="float" office:value="502271524" calcext:value-type="float">
            <text:p>502 271 524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365" calcext:value-type="float">
            <text:p>3 365</text:p>
          </table:table-cell>
          <table:table-cell table:style-name="ce11" office:value-type="float" office:value="48489" calcext:value-type="float">
            <text:p>48 489</text:p>
          </table:table-cell>
          <table:table-cell table:style-name="ce11" office:value-type="float" office:value="47953" calcext:value-type="float">
            <text:p>47 953</text:p>
          </table:table-cell>
          <table:table-cell table:style-name="ce11" office:value-type="float" office:value="1728309895" calcext:value-type="float">
            <text:p>1 728 309 895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20" calcext:value-type="float">
            <text:p>2 320</text:p>
          </table:table-cell>
          <table:table-cell table:style-name="ce11" office:value-type="float" office:value="48049" calcext:value-type="float">
            <text:p>48 049</text:p>
          </table:table-cell>
          <table:table-cell table:style-name="ce11" office:value-type="float" office:value="46687" calcext:value-type="float">
            <text:p>46 687</text:p>
          </table:table-cell>
          <table:table-cell table:style-name="ce11" office:value-type="float" office:value="1685185903" calcext:value-type="float">
            <text:p>1 685 185 90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54" calcext:value-type="float">
            <text:p>1 954</text:p>
          </table:table-cell>
          <table:table-cell table:style-name="ce11" office:value-type="float" office:value="15949" calcext:value-type="float">
            <text:p>15 949</text:p>
          </table:table-cell>
          <table:table-cell table:style-name="ce11" office:value-type="float" office:value="14514" calcext:value-type="float">
            <text:p>14 514</text:p>
          </table:table-cell>
          <table:table-cell table:style-name="ce11" office:value-type="float" office:value="526426758" calcext:value-type="float">
            <text:p>526 426 75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409" calcext:value-type="float">
            <text:p>1 409</text:p>
          </table:table-cell>
          <table:table-cell table:style-name="ce11" office:value-type="float" office:value="1379" calcext:value-type="float">
            <text:p>1 379</text:p>
          </table:table-cell>
          <table:table-cell table:style-name="ce11" office:value-type="float" office:value="76978334" calcext:value-type="float">
            <text:p>76 978 334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815" calcext:value-type="float">
            <text:p>13 815</text:p>
          </table:table-cell>
          <table:table-cell table:style-name="ce11" office:value-type="float" office:value="164534" calcext:value-type="float">
            <text:p>164 534</text:p>
          </table:table-cell>
          <table:table-cell table:style-name="ce11" office:value-type="float" office:value="163312" calcext:value-type="float">
            <text:p>163 312</text:p>
          </table:table-cell>
          <table:table-cell table:style-name="ce11" office:value-type="float" office:value="8003546370" calcext:value-type="float">
            <text:p>8 003 546 370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26" calcext:value-type="float">
            <text:p>1 626</text:p>
          </table:table-cell>
          <table:table-cell table:style-name="ce11" office:value-type="float" office:value="1579" calcext:value-type="float">
            <text:p>1 579</text:p>
          </table:table-cell>
          <table:table-cell table:style-name="ce11" office:value-type="float" office:value="72317658" calcext:value-type="float">
            <text:p>72 317 658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967" calcext:value-type="float">
            <text:p>2 967</text:p>
          </table:table-cell>
          <table:table-cell table:style-name="ce11" office:value-type="float" office:value="35465" calcext:value-type="float">
            <text:p>35 465</text:p>
          </table:table-cell>
          <table:table-cell table:style-name="ce11" office:value-type="float" office:value="34559" calcext:value-type="float">
            <text:p>34 559</text:p>
          </table:table-cell>
          <table:table-cell table:style-name="ce11" office:value-type="float" office:value="1459457796" calcext:value-type="float">
            <text:p>1 459 457 796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62" calcext:value-type="float">
            <text:p>1 362</text:p>
          </table:table-cell>
          <table:table-cell table:style-name="ce11" office:value-type="float" office:value="14112" calcext:value-type="float">
            <text:p>14 112</text:p>
          </table:table-cell>
          <table:table-cell table:style-name="ce11" office:value-type="float" office:value="13766" calcext:value-type="float">
            <text:p>13 766</text:p>
          </table:table-cell>
          <table:table-cell table:style-name="ce11" office:value-type="float" office:value="586931882" calcext:value-type="float">
            <text:p>586 931 882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43" calcext:value-type="float">
            <text:p>1 743</text:p>
          </table:table-cell>
          <table:table-cell table:style-name="ce11" office:value-type="float" office:value="27813" calcext:value-type="float">
            <text:p>27 813</text:p>
          </table:table-cell>
          <table:table-cell table:style-name="ce11" office:value-type="float" office:value="27216" calcext:value-type="float">
            <text:p>27 216</text:p>
          </table:table-cell>
          <table:table-cell table:style-name="ce11" office:value-type="float" office:value="1103965922" calcext:value-type="float">
            <text:p>1 103 965 922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81" calcext:value-type="float">
            <text:p>1 081</text:p>
          </table:table-cell>
          <table:table-cell table:style-name="ce11" office:value-type="float" office:value="13720" calcext:value-type="float">
            <text:p>13 720</text:p>
          </table:table-cell>
          <table:table-cell table:style-name="ce11" office:value-type="float" office:value="13668" calcext:value-type="float">
            <text:p>13 668</text:p>
          </table:table-cell>
          <table:table-cell table:style-name="ce11" office:value-type="float" office:value="578040790" calcext:value-type="float">
            <text:p>578 040 790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047" calcext:value-type="float">
            <text:p>1 047</text:p>
          </table:table-cell>
          <table:table-cell table:style-name="ce11" office:value-type="float" office:value="979" calcext:value-type="float">
            <text:p>979</text:p>
          </table:table-cell>
          <table:table-cell table:style-name="ce11" office:value-type="float" office:value="47457736" calcext:value-type="float">
            <text:p>47 457 736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95" calcext:value-type="float">
            <text:p>2 495</text:p>
          </table:table-cell>
          <table:table-cell table:style-name="ce11" office:value-type="float" office:value="29346" calcext:value-type="float">
            <text:p>29 346</text:p>
          </table:table-cell>
          <table:table-cell table:style-name="ce11" office:value-type="float" office:value="28719" calcext:value-type="float">
            <text:p>28 719</text:p>
          </table:table-cell>
          <table:table-cell table:style-name="ce11" office:value-type="float" office:value="1267358654" calcext:value-type="float">
            <text:p>1 267 358 654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1053" calcext:value-type="float">
            <text:p>1 053</text:p>
          </table:table-cell>
          <table:table-cell table:style-name="ce11" office:value-type="float" office:value="1057" calcext:value-type="float">
            <text:p>1 057</text:p>
          </table:table-cell>
          <table:table-cell table:style-name="ce11" office:value-type="float" office:value="57737715" calcext:value-type="float">
            <text:p>57 737 715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7661639" calcext:value-type="float">
            <text:p>7 661 639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39" calcext:value-type="float">
            <text:p>1 739</text:p>
          </table:table-cell>
          <table:table-cell table:style-name="ce11" office:value-type="float" office:value="19638" calcext:value-type="float">
            <text:p>19 638</text:p>
          </table:table-cell>
          <table:table-cell table:style-name="ce11" office:value-type="float" office:value="19071" calcext:value-type="float">
            <text:p>19 071</text:p>
          </table:table-cell>
          <table:table-cell table:style-name="ce11" office:value-type="float" office:value="843131497" calcext:value-type="float">
            <text:p>843 131 497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91" calcext:value-type="float">
            <text:p>1 891</text:p>
          </table:table-cell>
          <table:table-cell table:style-name="ce11" office:value-type="float" office:value="34248" calcext:value-type="float">
            <text:p>34 248</text:p>
          </table:table-cell>
          <table:table-cell table:style-name="ce11" office:value-type="float" office:value="33467" calcext:value-type="float">
            <text:p>33 467</text:p>
          </table:table-cell>
          <table:table-cell table:style-name="ce11" office:value-type="float" office:value="1747434137" calcext:value-type="float">
            <text:p>1 747 434 137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3050" calcext:value-type="float">
            <text:p>3 050</text:p>
          </table:table-cell>
          <table:table-cell table:style-name="ce11" office:value-type="float" office:value="2722" calcext:value-type="float">
            <text:p>2 722</text:p>
          </table:table-cell>
          <table:table-cell table:style-name="ce11" office:value-type="float" office:value="127506591" calcext:value-type="float">
            <text:p>127 506 591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072" calcext:value-type="float">
            <text:p>1 072</text:p>
          </table:table-cell>
          <table:table-cell table:style-name="ce11" office:value-type="float" office:value="1074" calcext:value-type="float">
            <text:p>1 074</text:p>
          </table:table-cell>
          <table:table-cell table:style-name="ce11" office:value-type="float" office:value="58248351" calcext:value-type="float">
            <text:p>58 248 351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35" calcext:value-type="float">
            <text:p>1 335</text:p>
          </table:table-cell>
          <table:table-cell table:style-name="ce11" office:value-type="float" office:value="15738" calcext:value-type="float">
            <text:p>15 738</text:p>
          </table:table-cell>
          <table:table-cell table:style-name="ce11" office:value-type="float" office:value="15621" calcext:value-type="float">
            <text:p>15 621</text:p>
          </table:table-cell>
          <table:table-cell table:style-name="ce11" office:value-type="float" office:value="647193587" calcext:value-type="float">
            <text:p>647 193 587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689" calcext:value-type="float">
            <text:p>2 689</text:p>
          </table:table-cell>
          <table:table-cell table:style-name="ce11" office:value-type="float" office:value="35268" calcext:value-type="float">
            <text:p>35 268</text:p>
          </table:table-cell>
          <table:table-cell table:style-name="ce11" office:value-type="float" office:value="34694" calcext:value-type="float">
            <text:p>34 694</text:p>
          </table:table-cell>
          <table:table-cell table:style-name="ce11" office:value-type="float" office:value="1367279425" calcext:value-type="float">
            <text:p>1 367 279 425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665" calcext:value-type="float">
            <text:p>2 665</text:p>
          </table:table-cell>
          <table:table-cell table:style-name="ce11" office:value-type="float" office:value="28410" calcext:value-type="float">
            <text:p>28 410</text:p>
          </table:table-cell>
          <table:table-cell table:style-name="ce11" office:value-type="float" office:value="28204" calcext:value-type="float">
            <text:p>28 204</text:p>
          </table:table-cell>
          <table:table-cell table:style-name="ce11" office:value-type="float" office:value="1139877453" calcext:value-type="float">
            <text:p>1 139 877 453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96" calcext:value-type="float">
            <text:p>1 896</text:p>
          </table:table-cell>
          <table:table-cell table:style-name="ce11" office:value-type="float" office:value="26152" calcext:value-type="float">
            <text:p>26 152</text:p>
          </table:table-cell>
          <table:table-cell table:style-name="ce11" office:value-type="float" office:value="25309" calcext:value-type="float">
            <text:p>25 309</text:p>
          </table:table-cell>
          <table:table-cell table:style-name="ce11" office:value-type="float" office:value="1024062902" calcext:value-type="float">
            <text:p>1 024 062 902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90" calcext:value-type="float">
            <text:p>1 490</text:p>
          </table:table-cell>
          <table:table-cell table:style-name="ce11" office:value-type="float" office:value="17607" calcext:value-type="float">
            <text:p>17 607</text:p>
          </table:table-cell>
          <table:table-cell table:style-name="ce11" office:value-type="float" office:value="17089" calcext:value-type="float">
            <text:p>17 089</text:p>
          </table:table-cell>
          <table:table-cell table:style-name="ce11" office:value-type="float" office:value="762666954" calcext:value-type="float">
            <text:p>762 666 954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468037" calcext:value-type="float">
            <text:p>1 468 037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749" calcext:value-type="float">
            <text:p>1 749</text:p>
          </table:table-cell>
          <table:table-cell table:style-name="ce11" office:value-type="float" office:value="21355" calcext:value-type="float">
            <text:p>21 355</text:p>
          </table:table-cell>
          <table:table-cell table:style-name="ce11" office:value-type="float" office:value="21238" calcext:value-type="float">
            <text:p>21 238</text:p>
          </table:table-cell>
          <table:table-cell table:style-name="ce11" office:value-type="float" office:value="1007982315" calcext:value-type="float">
            <text:p>1 007 982 315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39" calcext:value-type="float">
            <text:p>83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74480" calcext:value-type="float">
            <text:p>374 480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58" calcext:value-type="float">
            <text:p>758</text:p>
          </table:table-cell>
          <table:table-cell table:style-name="ce11" office:value-type="float" office:value="13119" calcext:value-type="float">
            <text:p>13 119</text:p>
          </table:table-cell>
          <table:table-cell table:style-name="ce11" office:value-type="float" office:value="12958" calcext:value-type="float">
            <text:p>12 958</text:p>
          </table:table-cell>
          <table:table-cell table:style-name="ce11" office:value-type="float" office:value="622422833" calcext:value-type="float">
            <text:p>622 422 833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7747" calcext:value-type="float">
            <text:p>7 747</text:p>
          </table:table-cell>
          <table:table-cell table:style-name="ce11" office:value-type="float" office:value="7586" calcext:value-type="float">
            <text:p>7 586</text:p>
          </table:table-cell>
          <table:table-cell table:style-name="ce11" office:value-type="float" office:value="348185270" calcext:value-type="float">
            <text:p>348 185 270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648" calcext:value-type="float">
            <text:p>648</text:p>
          </table:table-cell>
          <table:table-cell table:style-name="ce11" office:value-type="float" office:value="636" calcext:value-type="float">
            <text:p>636</text:p>
          </table:table-cell>
          <table:table-cell table:style-name="ce11" office:value-type="float" office:value="33567627" calcext:value-type="float">
            <text:p>33 567 627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621" calcext:value-type="float">
            <text:p>1 62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23" calcext:value-type="float">
            <text:p>923</text:p>
          </table:table-cell>
          <table:table-cell table:style-name="ce11" office:value-type="float" office:value="933" calcext:value-type="float">
            <text:p>933</text:p>
          </table:table-cell>
          <table:table-cell table:style-name="ce11" office:value-type="float" office:value="53339669" calcext:value-type="float">
            <text:p>53 339 669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5706105" calcext:value-type="float">
            <text:p>5 706 105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60" calcext:value-type="float">
            <text:p>1 160</text:p>
          </table:table-cell>
          <table:table-cell table:style-name="ce11" office:value-type="float" office:value="10943" calcext:value-type="float">
            <text:p>10 943</text:p>
          </table:table-cell>
          <table:table-cell table:style-name="ce11" office:value-type="float" office:value="10787" calcext:value-type="float">
            <text:p>10 787</text:p>
          </table:table-cell>
          <table:table-cell table:style-name="ce11" office:value-type="float" office:value="512059315" calcext:value-type="float">
            <text:p>512 059 315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269" calcext:value-type="float">
            <text:p>1 269</text:p>
          </table:table-cell>
          <table:table-cell table:style-name="ce11" office:value-type="float" office:value="20734" calcext:value-type="float">
            <text:p>20 734</text:p>
          </table:table-cell>
          <table:table-cell table:style-name="ce11" office:value-type="float" office:value="20660" calcext:value-type="float">
            <text:p>20 660</text:p>
          </table:table-cell>
          <table:table-cell table:style-name="ce11" office:value-type="float" office:value="1199636994" calcext:value-type="float">
            <text:p>1 199 636 994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1494" calcext:value-type="float">
            <text:p>1 494</text:p>
          </table:table-cell>
          <table:table-cell table:style-name="ce11" office:value-type="float" office:value="1513" calcext:value-type="float">
            <text:p>1 513</text:p>
          </table:table-cell>
          <table:table-cell table:style-name="ce11" office:value-type="float" office:value="89539420" calcext:value-type="float">
            <text:p>89 539 420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965" calcext:value-type="float">
            <text:p>965</text:p>
          </table:table-cell>
          <table:table-cell table:style-name="ce11" office:value-type="float" office:value="982" calcext:value-type="float">
            <text:p>982</text:p>
          </table:table-cell>
          <table:table-cell table:style-name="ce11" office:value-type="float" office:value="55523608" calcext:value-type="float">
            <text:p>55 523 608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49" calcext:value-type="float">
            <text:p>74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313944" calcext:value-type="float">
            <text:p>313 944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478" calcext:value-type="float">
            <text:p>1 478</text:p>
          </table:table-cell>
          <table:table-cell table:style-name="ce11" office:value-type="float" office:value="15733" calcext:value-type="float">
            <text:p>15 733</text:p>
          </table:table-cell>
          <table:table-cell table:style-name="ce11" office:value-type="float" office:value="15597" calcext:value-type="float">
            <text:p>15 597</text:p>
          </table:table-cell>
          <table:table-cell table:style-name="ce11" office:value-type="float" office:value="734799081" calcext:value-type="float">
            <text:p>734 799 081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26" calcext:value-type="float">
            <text:p>1 32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93" calcext:value-type="float">
            <text:p>99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1" office:value-type="float" office:value="762824" calcext:value-type="float">
            <text:p>762 824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12144" calcext:value-type="float">
            <text:p>12 144</text:p>
          </table:table-cell>
          <table:table-cell table:style-name="ce11" office:value-type="float" office:value="11901" calcext:value-type="float">
            <text:p>11 901</text:p>
          </table:table-cell>
          <table:table-cell table:style-name="ce11" office:value-type="float" office:value="580439875" calcext:value-type="float">
            <text:p>580 439 875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52" calcext:value-type="float">
            <text:p>1 752</text:p>
          </table:table-cell>
          <table:table-cell table:style-name="ce11" office:value-type="float" office:value="21385" calcext:value-type="float">
            <text:p>21 385</text:p>
          </table:table-cell>
          <table:table-cell table:style-name="ce11" office:value-type="float" office:value="21266" calcext:value-type="float">
            <text:p>21 266</text:p>
          </table:table-cell>
          <table:table-cell table:style-name="ce11" office:value-type="float" office:value="1009450352" calcext:value-type="float">
            <text:p>1 009 450 352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896" calcext:value-type="float">
            <text:p>896</text:p>
          </table:table-cell>
          <table:table-cell table:style-name="ce11" office:value-type="float" office:value="32471118" calcext:value-type="float">
            <text:p>32 471 118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2109" calcext:value-type="float">
            <text:p>2 109</text:p>
          </table:table-cell>
          <table:table-cell table:style-name="ce11" office:value-type="float" office:value="2038" calcext:value-type="float">
            <text:p>2 038</text:p>
          </table:table-cell>
          <table:table-cell table:style-name="ce11" office:value-type="float" office:value="69154305" calcext:value-type="float">
            <text:p>69 154 305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4362" calcext:value-type="float">
            <text:p>4 362</text:p>
          </table:table-cell>
          <table:table-cell table:style-name="ce11" office:value-type="float" office:value="4247" calcext:value-type="float">
            <text:p>4 247</text:p>
          </table:table-cell>
          <table:table-cell table:style-name="ce11" office:value-type="float" office:value="142496167" calcext:value-type="float">
            <text:p>142 496 167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1" calcext:value-type="float">
            <text:p>271</text:p>
          </table:table-cell>
          <table:table-cell table:style-name="ce11" office:value-type="float" office:value="4264" calcext:value-type="float">
            <text:p>4 264</text:p>
          </table:table-cell>
          <table:table-cell table:style-name="ce11" office:value-type="float" office:value="4044" calcext:value-type="float">
            <text:p>4 044</text:p>
          </table:table-cell>
          <table:table-cell table:style-name="ce11" office:value-type="float" office:value="133924300" calcext:value-type="float">
            <text:p>133 924 300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2445" calcext:value-type="float">
            <text:p>2 445</text:p>
          </table:table-cell>
          <table:table-cell table:style-name="ce11" office:value-type="float" office:value="2068" calcext:value-type="float">
            <text:p>2 068</text:p>
          </table:table-cell>
          <table:table-cell table:style-name="ce11" office:value-type="float" office:value="71961554" calcext:value-type="float">
            <text:p>71 961 554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40" calcext:value-type="float">
            <text:p>840</text:p>
          </table:table-cell>
          <table:table-cell table:style-name="ce11" office:value-type="float" office:value="8372" calcext:value-type="float">
            <text:p>8 372</text:p>
          </table:table-cell>
          <table:table-cell table:style-name="ce11" office:value-type="float" office:value="8229" calcext:value-type="float">
            <text:p>8 229</text:p>
          </table:table-cell>
          <table:table-cell table:style-name="ce11" office:value-type="float" office:value="388578043" calcext:value-type="float">
            <text:p>388 578 043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64" calcext:value-type="float">
            <text:p>464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16075577" calcext:value-type="float">
            <text:p>16 075 577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61" calcext:value-type="float">
            <text:p>461</text:p>
          </table:table-cell>
          <table:table-cell table:style-name="ce11" office:value-type="float" office:value="448" calcext:value-type="float">
            <text:p>448</text:p>
          </table:table-cell>
          <table:table-cell table:style-name="ce11" office:value-type="float" office:value="15305188" calcext:value-type="float">
            <text:p>15 305 188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1782" calcext:value-type="float">
            <text:p>1 782</text:p>
          </table:table-cell>
          <table:table-cell table:style-name="ce11" office:value-type="float" office:value="1774" calcext:value-type="float">
            <text:p>1 774</text:p>
          </table:table-cell>
          <table:table-cell table:style-name="ce11" office:value-type="float" office:value="67752218" calcext:value-type="float">
            <text:p>67 752 218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3" calcext:value-type="float">
            <text:p>213</text:p>
          </table:table-cell>
          <table:table-cell table:style-name="ce11" office:value-type="float" office:value="2728" calcext:value-type="float">
            <text:p>2 728</text:p>
          </table:table-cell>
          <table:table-cell table:style-name="ce11" office:value-type="float" office:value="2569" calcext:value-type="float">
            <text:p>2 569</text:p>
          </table:table-cell>
          <table:table-cell table:style-name="ce11" office:value-type="float" office:value="88641847" calcext:value-type="float">
            <text:p>88 641 847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10579009" calcext:value-type="float">
            <text:p>10 579 009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64" calcext:value-type="float">
            <text:p>764</text:p>
          </table:table-cell>
          <table:table-cell table:style-name="ce11" office:value-type="float" office:value="13130" calcext:value-type="float">
            <text:p>13 130</text:p>
          </table:table-cell>
          <table:table-cell table:style-name="ce11" office:value-type="float" office:value="12967" calcext:value-type="float">
            <text:p>12 967</text:p>
          </table:table-cell>
          <table:table-cell table:style-name="ce11" office:value-type="float" office:value="622797313" calcext:value-type="float">
            <text:p>622 797 313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1289" calcext:value-type="float">
            <text:p>1 289</text:p>
          </table:table-cell>
          <table:table-cell table:style-name="ce11" office:value-type="float" office:value="1248" calcext:value-type="float">
            <text:p>1 248</text:p>
          </table:table-cell>
          <table:table-cell table:style-name="ce11" office:value-type="float" office:value="48778854" calcext:value-type="float">
            <text:p>48 778 854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625" calcext:value-type="float">
            <text:p>1 625</text:p>
          </table:table-cell>
          <table:table-cell table:style-name="ce11" office:value-type="float" office:value="1411" calcext:value-type="float">
            <text:p>1 411</text:p>
          </table:table-cell>
          <table:table-cell table:style-name="ce11" office:value-type="float" office:value="40566224" calcext:value-type="float">
            <text:p>40 566 224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4997" calcext:value-type="float">
            <text:p>4 997</text:p>
          </table:table-cell>
          <table:table-cell table:style-name="ce11" office:value-type="float" office:value="5117" calcext:value-type="float">
            <text:p>5 117</text:p>
          </table:table-cell>
          <table:table-cell table:style-name="ce11" office:value-type="float" office:value="177637773" calcext:value-type="float">
            <text:p>177 637 773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5761" calcext:value-type="float">
            <text:p>5 761</text:p>
          </table:table-cell>
          <table:table-cell table:style-name="ce11" office:value-type="float" office:value="5539" calcext:value-type="float">
            <text:p>5 539</text:p>
          </table:table-cell>
          <table:table-cell table:style-name="ce11" office:value-type="float" office:value="185192221" calcext:value-type="float">
            <text:p>185 192 221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office:value-type="float" office:value="1011" calcext:value-type="float">
            <text:p>1 011</text:p>
          </table:table-cell>
          <table:table-cell table:style-name="ce11" office:value-type="float" office:value="934" calcext:value-type="float">
            <text:p>934</text:p>
          </table:table-cell>
          <table:table-cell table:style-name="ce11" office:value-type="float" office:value="28993537" calcext:value-type="float">
            <text:p>28 993 537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68" calcext:value-type="float">
            <text:p>668</text:p>
          </table:table-cell>
          <table:table-cell table:style-name="ce11" office:value-type="float" office:value="8625" calcext:value-type="float">
            <text:p>8 625</text:p>
          </table:table-cell>
          <table:table-cell table:style-name="ce11" office:value-type="float" office:value="8445" calcext:value-type="float">
            <text:p>8 445</text:p>
          </table:table-cell>
          <table:table-cell table:style-name="ce11" office:value-type="float" office:value="387516170" calcext:value-type="float">
            <text:p>387 516 170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6227580" calcext:value-type="float">
            <text:p>6 227 580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484" calcext:value-type="float">
            <text:p>484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float" office:value="13777040" calcext:value-type="float">
            <text:p>13 777 040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2300" calcext:value-type="float">
            <text:p>2 300</text:p>
          </table:table-cell>
          <table:table-cell table:style-name="ce11" office:value-type="float" office:value="2448" calcext:value-type="float">
            <text:p>2 448</text:p>
          </table:table-cell>
          <table:table-cell table:style-name="ce11" office:value-type="float" office:value="88399821" calcext:value-type="float">
            <text:p>88 399 821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266" calcext:value-type="float">
            <text:p>1 266</text:p>
          </table:table-cell>
          <table:table-cell table:style-name="ce11" office:value-type="float" office:value="1313" calcext:value-type="float">
            <text:p>1 313</text:p>
          </table:table-cell>
          <table:table-cell table:style-name="ce11" office:value-type="float" office:value="50151766" calcext:value-type="float">
            <text:p>50 151 766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827" calcext:value-type="float">
            <text:p>827</text:p>
          </table:table-cell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31968413" calcext:value-type="float">
            <text:p>31 968 413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648" calcext:value-type="float">
            <text:p>648</text:p>
          </table:table-cell>
          <table:table-cell table:style-name="ce11" office:value-type="float" office:value="636" calcext:value-type="float">
            <text:p>636</text:p>
          </table:table-cell>
          <table:table-cell table:style-name="ce11" office:value-type="float" office:value="33567627" calcext:value-type="float">
            <text:p>33 567 627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3077206" calcext:value-type="float">
            <text:p>3 077 206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5833433" calcext:value-type="float">
            <text:p>5 833 433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796355" calcext:value-type="float">
            <text:p>796 355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26" calcext:value-type="float">
            <text:p>1 626</text:p>
          </table:table-cell>
          <table:table-cell table:style-name="ce11" office:value-type="float" office:value="16180" calcext:value-type="float">
            <text:p>16 180</text:p>
          </table:table-cell>
          <table:table-cell table:style-name="ce11" office:value-type="float" office:value="16050" calcext:value-type="float">
            <text:p>16 050</text:p>
          </table:table-cell>
          <table:table-cell table:style-name="ce11" office:value-type="float" office:value="784842380" calcext:value-type="float">
            <text:p>784 842 380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593" calcext:value-type="float">
            <text:p>593</text:p>
          </table:table-cell>
          <table:table-cell table:style-name="ce11" office:value-type="float" office:value="549" calcext:value-type="float">
            <text:p>549</text:p>
          </table:table-cell>
          <table:table-cell table:style-name="ce11" office:value-type="float" office:value="19951768" calcext:value-type="float">
            <text:p>19 951 768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1022" calcext:value-type="float">
            <text:p>1 022</text:p>
          </table:table-cell>
          <table:table-cell table:style-name="ce11" office:value-type="float" office:value="1020" calcext:value-type="float">
            <text:p>1 020</text:p>
          </table:table-cell>
          <table:table-cell table:style-name="ce11" office:value-type="float" office:value="31298784" calcext:value-type="float">
            <text:p>31 298 784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93" calcext:value-type="float">
            <text:p>393</text:p>
          </table:table-cell>
          <table:table-cell table:style-name="ce11" office:value-type="float" office:value="4613" calcext:value-type="float">
            <text:p>4 613</text:p>
          </table:table-cell>
          <table:table-cell table:style-name="ce11" office:value-type="float" office:value="4488" calcext:value-type="float">
            <text:p>4 488</text:p>
          </table:table-cell>
          <table:table-cell table:style-name="ce11" office:value-type="float" office:value="170693657" calcext:value-type="float">
            <text:p>170 693 657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6218" calcext:value-type="float">
            <text:p>6 218</text:p>
          </table:table-cell>
          <table:table-cell table:style-name="ce11" office:value-type="float" office:value="5964" calcext:value-type="float">
            <text:p>5 964</text:p>
          </table:table-cell>
          <table:table-cell table:style-name="ce11" office:value-type="float" office:value="240576541" calcext:value-type="float">
            <text:p>240 576 541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648" calcext:value-type="float">
            <text:p>648</text:p>
          </table:table-cell>
          <table:table-cell table:style-name="ce11" office:value-type="float" office:value="19995524" calcext:value-type="float">
            <text:p>19 995 524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23" calcext:value-type="float">
            <text:p>923</text:p>
          </table:table-cell>
          <table:table-cell table:style-name="ce11" office:value-type="float" office:value="933" calcext:value-type="float">
            <text:p>933</text:p>
          </table:table-cell>
          <table:table-cell table:style-name="ce11" office:value-type="float" office:value="53339669" calcext:value-type="float">
            <text:p>53 339 669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1683905" calcext:value-type="float">
            <text:p>1 683 905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235017" calcext:value-type="float">
            <text:p>1 235 017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23" calcext:value-type="float">
            <text:p>23</text:p>
          </table:table-cell>
          <table:table-cell table:style-name="ce11" office:value-type="float" office:value="691311" calcext:value-type="float">
            <text:p>691 311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5706105" calcext:value-type="float">
            <text:p>5 706 105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40808" calcext:value-type="float">
            <text:p>340 808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65" calcext:value-type="float">
            <text:p>1 165</text:p>
          </table:table-cell>
          <table:table-cell table:style-name="ce11" office:value-type="float" office:value="11271" calcext:value-type="float">
            <text:p>11 271</text:p>
          </table:table-cell>
          <table:table-cell table:style-name="ce11" office:value-type="float" office:value="11098" calcext:value-type="float">
            <text:p>11 098</text:p>
          </table:table-cell>
          <table:table-cell table:style-name="ce11" office:value-type="float" office:value="526031173" calcext:value-type="float">
            <text:p>526 031 173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10496641" calcext:value-type="float">
            <text:p>10 496 641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1141" calcext:value-type="float">
            <text:p>1 141</text:p>
          </table:table-cell>
          <table:table-cell table:style-name="ce11" office:value-type="float" office:value="1086" calcext:value-type="float">
            <text:p>1 086</text:p>
          </table:table-cell>
          <table:table-cell table:style-name="ce11" office:value-type="float" office:value="37592921" calcext:value-type="float">
            <text:p>37 592 921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1911" calcext:value-type="float">
            <text:p>1 911</text:p>
          </table:table-cell>
          <table:table-cell table:style-name="ce11" office:value-type="float" office:value="1966" calcext:value-type="float">
            <text:p>1 966</text:p>
          </table:table-cell>
          <table:table-cell table:style-name="ce11" office:value-type="float" office:value="73218219" calcext:value-type="float">
            <text:p>73 218 219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4039" calcext:value-type="float">
            <text:p>4 039</text:p>
          </table:table-cell>
          <table:table-cell table:style-name="ce11" office:value-type="float" office:value="3691" calcext:value-type="float">
            <text:p>3 691</text:p>
          </table:table-cell>
          <table:table-cell table:style-name="ce11" office:value-type="float" office:value="149625568" calcext:value-type="float">
            <text:p>149 625 568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21" calcext:value-type="float">
            <text:p>1 021</text:p>
          </table:table-cell>
          <table:table-cell table:style-name="ce11" office:value-type="float" office:value="974" calcext:value-type="float">
            <text:p>974</text:p>
          </table:table-cell>
          <table:table-cell table:style-name="ce11" office:value-type="float" office:value="46166975" calcext:value-type="float">
            <text:p>46 166 975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77" calcext:value-type="float">
            <text:p>1 277</text:p>
          </table:table-cell>
          <table:table-cell table:style-name="ce11" office:value-type="float" office:value="21870" calcext:value-type="float">
            <text:p>21 870</text:p>
          </table:table-cell>
          <table:table-cell table:style-name="ce11" office:value-type="float" office:value="21771" calcext:value-type="float">
            <text:p>21 771</text:p>
          </table:table-cell>
          <table:table-cell table:style-name="ce11" office:value-type="float" office:value="1258164651" calcext:value-type="float">
            <text:p>1 258 164 651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3180099" calcext:value-type="float">
            <text:p>3 180 099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8" calcext:value-type="float">
            <text:p>198</text:p>
          </table:table-cell>
          <table:table-cell table:style-name="ce11" office:value-type="float" office:value="2180" calcext:value-type="float">
            <text:p>2 180</text:p>
          </table:table-cell>
          <table:table-cell table:style-name="ce11" office:value-type="float" office:value="2082" calcext:value-type="float">
            <text:p>2 082</text:p>
          </table:table-cell>
          <table:table-cell table:style-name="ce11" office:value-type="float" office:value="73755209" calcext:value-type="float">
            <text:p>73 755 209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4078" calcext:value-type="float">
            <text:p>4 078</text:p>
          </table:table-cell>
          <table:table-cell table:style-name="ce11" office:value-type="float" office:value="3965" calcext:value-type="float">
            <text:p>3 965</text:p>
          </table:table-cell>
          <table:table-cell table:style-name="ce11" office:value-type="float" office:value="193545458" calcext:value-type="float">
            <text:p>193 545 458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054" calcext:value-type="float">
            <text:p>3 054</text:p>
          </table:table-cell>
          <table:table-cell table:style-name="ce11" office:value-type="float" office:value="2985" calcext:value-type="float">
            <text:p>2 985</text:p>
          </table:table-cell>
          <table:table-cell table:style-name="ce11" office:value-type="float" office:value="119147707" calcext:value-type="float">
            <text:p>119 147 707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2997" calcext:value-type="float">
            <text:p>2 997</text:p>
          </table:table-cell>
          <table:table-cell table:style-name="ce11" office:value-type="float" office:value="2591" calcext:value-type="float">
            <text:p>2 591</text:p>
          </table:table-cell>
          <table:table-cell table:style-name="ce11" office:value-type="float" office:value="99641013" calcext:value-type="float">
            <text:p>99 641 013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1494" calcext:value-type="float">
            <text:p>1 494</text:p>
          </table:table-cell>
          <table:table-cell table:style-name="ce11" office:value-type="float" office:value="1513" calcext:value-type="float">
            <text:p>1 513</text:p>
          </table:table-cell>
          <table:table-cell table:style-name="ce11" office:value-type="float" office:value="89539420" calcext:value-type="float">
            <text:p>89 539 420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3511508" calcext:value-type="float">
            <text:p>3 511 508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928" calcext:value-type="float">
            <text:p>928</text:p>
          </table:table-cell>
          <table:table-cell table:style-name="ce11" office:value-type="float" office:value="621" calcext:value-type="float">
            <text:p>621</text:p>
          </table:table-cell>
          <table:table-cell table:style-name="ce11" office:value-type="float" office:value="14697376" calcext:value-type="float">
            <text:p>14 697 376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3668069" calcext:value-type="float">
            <text:p>3 668 069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41" calcext:value-type="float">
            <text:p>341</text:p>
          </table:table-cell>
          <table:table-cell table:style-name="ce11" office:value-type="float" office:value="337" calcext:value-type="float">
            <text:p>337</text:p>
          </table:table-cell>
          <table:table-cell table:style-name="ce11" office:value-type="float" office:value="13847773" calcext:value-type="float">
            <text:p>13 847 773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2242445" calcext:value-type="float">
            <text:p>2 242 445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965" calcext:value-type="float">
            <text:p>965</text:p>
          </table:table-cell>
          <table:table-cell table:style-name="ce11" office:value-type="float" office:value="982" calcext:value-type="float">
            <text:p>982</text:p>
          </table:table-cell>
          <table:table-cell table:style-name="ce11" office:value-type="float" office:value="55523608" calcext:value-type="float">
            <text:p>55 523 608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3" calcext:value-type="float">
            <text:p>33</text:p>
          </table:table-cell>
          <table:table-cell table:style-name="ce11" office:value-type="float" office:value="995553" calcext:value-type="float">
            <text:p>995 553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353607" calcext:value-type="float">
            <text:p>353 607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51" calcext:value-type="float">
            <text:p>751</text:p>
          </table:table-cell>
          <table:table-cell table:style-name="ce11" office:value-type="float" office:value="7410" calcext:value-type="float">
            <text:p>7 410</text:p>
          </table:table-cell>
          <table:table-cell table:style-name="ce11" office:value-type="float" office:value="7534" calcext:value-type="float">
            <text:p>7 534</text:p>
          </table:table-cell>
          <table:table-cell table:style-name="ce11" office:value-type="float" office:value="354483828" calcext:value-type="float">
            <text:p>354 483 828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461" calcext:value-type="float">
            <text:p>461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12928606" calcext:value-type="float">
            <text:p>12 928 606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9" calcext:value-type="float">
            <text:p>609</text:p>
          </table:table-cell>
          <table:table-cell table:style-name="ce11" office:value-type="float" office:value="592" calcext:value-type="float">
            <text:p>592</text:p>
          </table:table-cell>
          <table:table-cell table:style-name="ce11" office:value-type="float" office:value="19356869" calcext:value-type="float">
            <text:p>19 356 869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2313" calcext:value-type="float">
            <text:p>2 313</text:p>
          </table:table-cell>
          <table:table-cell table:style-name="ce11" office:value-type="float" office:value="2314" calcext:value-type="float">
            <text:p>2 314</text:p>
          </table:table-cell>
          <table:table-cell table:style-name="ce11" office:value-type="float" office:value="83335463" calcext:value-type="float">
            <text:p>83 335 463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4271" calcext:value-type="float">
            <text:p>4 271</text:p>
          </table:table-cell>
          <table:table-cell table:style-name="ce11" office:value-type="float" office:value="4112" calcext:value-type="float">
            <text:p>4 112</text:p>
          </table:table-cell>
          <table:table-cell table:style-name="ce11" office:value-type="float" office:value="153117161" calcext:value-type="float">
            <text:p>153 117 161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643" calcext:value-type="float">
            <text:p>643</text:p>
          </table:table-cell>
          <table:table-cell table:style-name="ce11" office:value-type="float" office:value="23971660" calcext:value-type="float">
            <text:p>23 971 660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81" calcext:value-type="float">
            <text:p>1 481</text:p>
          </table:table-cell>
          <table:table-cell table:style-name="ce11" office:value-type="float" office:value="15740" calcext:value-type="float">
            <text:p>15 740</text:p>
          </table:table-cell>
          <table:table-cell table:style-name="ce11" office:value-type="float" office:value="15604" calcext:value-type="float">
            <text:p>15 604</text:p>
          </table:table-cell>
          <table:table-cell table:style-name="ce11" office:value-type="float" office:value="735113025" calcext:value-type="float">
            <text:p>735 113 025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1044" calcext:value-type="float">
            <text:p>1 044</text:p>
          </table:table-cell>
          <table:table-cell table:style-name="ce11" office:value-type="float" office:value="993" calcext:value-type="float">
            <text:p>993</text:p>
          </table:table-cell>
          <table:table-cell table:style-name="ce11" office:value-type="float" office:value="33710343" calcext:value-type="float">
            <text:p>33 710 343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2197" calcext:value-type="float">
            <text:p>2 197</text:p>
          </table:table-cell>
          <table:table-cell table:style-name="ce11" office:value-type="float" office:value="2044" calcext:value-type="float">
            <text:p>2 044</text:p>
          </table:table-cell>
          <table:table-cell table:style-name="ce11" office:value-type="float" office:value="71559303" calcext:value-type="float">
            <text:p>71 559 303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31" calcext:value-type="float">
            <text:p>431</text:p>
          </table:table-cell>
          <table:table-cell table:style-name="ce11" office:value-type="float" office:value="8420" calcext:value-type="float">
            <text:p>8 420</text:p>
          </table:table-cell>
          <table:table-cell table:style-name="ce11" office:value-type="float" office:value="8345" calcext:value-type="float">
            <text:p>8 345</text:p>
          </table:table-cell>
          <table:table-cell table:style-name="ce11" office:value-type="float" office:value="257704762" calcext:value-type="float">
            <text:p>257 704 762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93" calcext:value-type="float">
            <text:p>293</text:p>
          </table:table-cell>
          <table:table-cell table:style-name="ce11" office:value-type="float" office:value="5845" calcext:value-type="float">
            <text:p>5 845</text:p>
          </table:table-cell>
          <table:table-cell table:style-name="ce11" office:value-type="float" office:value="5768" calcext:value-type="float">
            <text:p>5 768</text:p>
          </table:table-cell>
          <table:table-cell table:style-name="ce11" office:value-type="float" office:value="190258261" calcext:value-type="float">
            <text:p>190 258 261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2022" calcext:value-type="float">
            <text:p>2 022</text:p>
          </table:table-cell>
          <table:table-cell table:style-name="ce11" office:value-type="float" office:value="1939" calcext:value-type="float">
            <text:p>1 939</text:p>
          </table:table-cell>
          <table:table-cell table:style-name="ce11" office:value-type="float" office:value="78933731" calcext:value-type="float">
            <text:p>78 933 731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28" calcext:value-type="float">
            <text:p>1 328</text:p>
          </table:table-cell>
          <table:table-cell table:style-name="ce11" office:value-type="float" office:value="15535" calcext:value-type="float">
            <text:p>15 535</text:p>
          </table:table-cell>
          <table:table-cell table:style-name="ce11" office:value-type="float" office:value="15399" calcext:value-type="float">
            <text:p>15 399</text:p>
          </table:table-cell>
          <table:table-cell table:style-name="ce11" office:value-type="float" office:value="716237522" calcext:value-type="float">
            <text:p>716 237 522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537" calcext:value-type="float">
            <text:p>537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19060319" calcext:value-type="float">
            <text:p>19 060 319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223" calcext:value-type="float">
            <text:p>1 223</text:p>
          </table:table-cell>
          <table:table-cell table:style-name="ce11" office:value-type="float" office:value="1129" calcext:value-type="float">
            <text:p>1 129</text:p>
          </table:table-cell>
          <table:table-cell table:style-name="ce11" office:value-type="float" office:value="32420552" calcext:value-type="float">
            <text:p>32 420 552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04" calcext:value-type="float">
            <text:p>404</text:p>
          </table:table-cell>
          <table:table-cell table:style-name="ce11" office:value-type="float" office:value="4745" calcext:value-type="float">
            <text:p>4 745</text:p>
          </table:table-cell>
          <table:table-cell table:style-name="ce11" office:value-type="float" office:value="4627" calcext:value-type="float">
            <text:p>4 627</text:p>
          </table:table-cell>
          <table:table-cell table:style-name="ce11" office:value-type="float" office:value="156316711" calcext:value-type="float">
            <text:p>156 316 711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20" calcext:value-type="float">
            <text:p>420</text:p>
          </table:table-cell>
          <table:table-cell table:style-name="ce11" office:value-type="float" office:value="5019" calcext:value-type="float">
            <text:p>5 019</text:p>
          </table:table-cell>
          <table:table-cell table:style-name="ce11" office:value-type="float" office:value="5244" calcext:value-type="float">
            <text:p>5 244</text:p>
          </table:table-cell>
          <table:table-cell table:style-name="ce11" office:value-type="float" office:value="177487241" calcext:value-type="float">
            <text:p>177 487 241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office:value-type="float" office:value="1351" calcext:value-type="float">
            <text:p>1 351</text:p>
          </table:table-cell>
          <table:table-cell table:style-name="ce11" office:value-type="float" office:value="1270" calcext:value-type="float">
            <text:p>1 270</text:p>
          </table:table-cell>
          <table:table-cell table:style-name="ce11" office:value-type="float" office:value="38355108" calcext:value-type="float">
            <text:p>38 355 108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98" calcext:value-type="float">
            <text:p>998</text:p>
          </table:table-cell>
          <table:table-cell table:style-name="ce11" office:value-type="float" office:value="11754" calcext:value-type="float">
            <text:p>11 754</text:p>
          </table:table-cell>
          <table:table-cell table:style-name="ce11" office:value-type="float" office:value="11817" calcext:value-type="float">
            <text:p>11 817</text:p>
          </table:table-cell>
          <table:table-cell table:style-name="ce11" office:value-type="float" office:value="550748777" calcext:value-type="float">
            <text:p>550 748 777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17190933" calcext:value-type="float">
            <text:p>17 190 933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1746" calcext:value-type="float">
            <text:p>1 746</text:p>
          </table:table-cell>
          <table:table-cell table:style-name="ce11" office:value-type="float" office:value="1297" calcext:value-type="float">
            <text:p>1 297</text:p>
          </table:table-cell>
          <table:table-cell table:style-name="ce11" office:value-type="float" office:value="36370134" calcext:value-type="float">
            <text:p>36 370 134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14" calcext:value-type="float">
            <text:p>314</text:p>
          </table:table-cell>
          <table:table-cell table:style-name="ce11" office:value-type="float" office:value="6992" calcext:value-type="float">
            <text:p>6 992</text:p>
          </table:table-cell>
          <table:table-cell table:style-name="ce11" office:value-type="float" office:value="6744" calcext:value-type="float">
            <text:p>6 744</text:p>
          </table:table-cell>
          <table:table-cell table:style-name="ce11" office:value-type="float" office:value="250277606" calcext:value-type="float">
            <text:p>250 277 606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3335" calcext:value-type="float">
            <text:p>3 335</text:p>
          </table:table-cell>
          <table:table-cell table:style-name="ce11" office:value-type="float" office:value="3230" calcext:value-type="float">
            <text:p>3 230</text:p>
          </table:table-cell>
          <table:table-cell table:style-name="ce11" office:value-type="float" office:value="114421927" calcext:value-type="float">
            <text:p>114 421 927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9" calcext:value-type="float">
            <text:p>249</text:p>
          </table:table-cell>
          <table:table-cell table:style-name="ce11" office:value-type="float" office:value="1825" calcext:value-type="float">
            <text:p>1 825</text:p>
          </table:table-cell>
          <table:table-cell table:style-name="ce11" office:value-type="float" office:value="1703" calcext:value-type="float">
            <text:p>1 703</text:p>
          </table:table-cell>
          <table:table-cell table:style-name="ce11" office:value-type="float" office:value="55053525" calcext:value-type="float">
            <text:p>55 053 525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68" calcext:value-type="float">
            <text:p>868</text:p>
          </table:table-cell>
          <table:table-cell table:style-name="ce11" office:value-type="float" office:value="12161" calcext:value-type="float">
            <text:p>12 161</text:p>
          </table:table-cell>
          <table:table-cell table:style-name="ce11" office:value-type="float" office:value="11917" calcext:value-type="float">
            <text:p>11 917</text:p>
          </table:table-cell>
          <table:table-cell table:style-name="ce11" office:value-type="float" office:value="581202699" calcext:value-type="float">
            <text:p>581 202 699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2" table:style-name="ce11" office:value-type="float" office:value="139" calcext:value-type="float">
            <text:p>139</text:p>
          </table:table-cell>
          <table:table-cell table:style-name="ce11" office:value-type="float" office:value="3826948" calcext:value-type="float">
            <text:p>3 826 948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1336" calcext:value-type="float">
            <text:p>1 336</text:p>
          </table:table-cell>
          <table:table-cell table:style-name="ce11" office:value-type="float" office:value="1158" calcext:value-type="float">
            <text:p>1 158</text:p>
          </table:table-cell>
          <table:table-cell table:style-name="ce11" office:value-type="float" office:value="40808042" calcext:value-type="float">
            <text:p>40 808 042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669" calcext:value-type="float">
            <text:p>1 669</text:p>
          </table:table-cell>
          <table:table-cell table:style-name="ce11" office:value-type="float" office:value="1672" calcext:value-type="float">
            <text:p>1 672</text:p>
          </table:table-cell>
          <table:table-cell table:style-name="ce11" office:value-type="float" office:value="58446664" calcext:value-type="float">
            <text:p>58 446 664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1717" calcext:value-type="float">
            <text:p>1 717</text:p>
          </table:table-cell>
          <table:table-cell table:style-name="ce11" office:value-type="float" office:value="1695" calcext:value-type="float">
            <text:p>1 695</text:p>
          </table:table-cell>
          <table:table-cell table:style-name="ce11" office:value-type="float" office:value="61469289" calcext:value-type="float">
            <text:p>61 469 289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585" calcext:value-type="float">
            <text:p>585</text:p>
          </table:table-cell>
          <table:table-cell table:style-name="ce11" office:value-type="float" office:value="508" calcext:value-type="float">
            <text:p>508</text:p>
          </table:table-cell>
          <table:table-cell table:style-name="ce11" office:value-type="float" office:value="16913312" calcext:value-type="float">
            <text:p>16 913 312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468037" calcext:value-type="float">
            <text:p>1 468 037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749" calcext:value-type="float">
            <text:p>1 749</text:p>
          </table:table-cell>
          <table:table-cell table:style-name="ce11" office:value-type="float" office:value="21355" calcext:value-type="float">
            <text:p>21 355</text:p>
          </table:table-cell>
          <table:table-cell table:style-name="ce11" office:value-type="float" office:value="21238" calcext:value-type="float">
            <text:p>21 238</text:p>
          </table:table-cell>
          <table:table-cell table:style-name="ce11" office:value-type="float" office:value="1007982315" calcext:value-type="float">
            <text:p>1 007 982 315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39" calcext:value-type="float">
            <text:p>83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74480" calcext:value-type="float">
            <text:p>374 480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58" calcext:value-type="float">
            <text:p>758</text:p>
          </table:table-cell>
          <table:table-cell table:style-name="ce11" office:value-type="float" office:value="13119" calcext:value-type="float">
            <text:p>13 119</text:p>
          </table:table-cell>
          <table:table-cell table:style-name="ce11" office:value-type="float" office:value="12958" calcext:value-type="float">
            <text:p>12 958</text:p>
          </table:table-cell>
          <table:table-cell table:style-name="ce11" office:value-type="float" office:value="622422833" calcext:value-type="float">
            <text:p>622 422 833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7747" calcext:value-type="float">
            <text:p>7 747</text:p>
          </table:table-cell>
          <table:table-cell table:style-name="ce11" office:value-type="float" office:value="7586" calcext:value-type="float">
            <text:p>7 586</text:p>
          </table:table-cell>
          <table:table-cell table:style-name="ce11" office:value-type="float" office:value="348185270" calcext:value-type="float">
            <text:p>348 185 270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648" calcext:value-type="float">
            <text:p>648</text:p>
          </table:table-cell>
          <table:table-cell table:style-name="ce11" office:value-type="float" office:value="636" calcext:value-type="float">
            <text:p>636</text:p>
          </table:table-cell>
          <table:table-cell table:style-name="ce11" office:value-type="float" office:value="33567627" calcext:value-type="float">
            <text:p>33 567 627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621" calcext:value-type="float">
            <text:p>1 62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23" calcext:value-type="float">
            <text:p>923</text:p>
          </table:table-cell>
          <table:table-cell table:style-name="ce11" office:value-type="float" office:value="933" calcext:value-type="float">
            <text:p>933</text:p>
          </table:table-cell>
          <table:table-cell table:style-name="ce11" office:value-type="float" office:value="53339669" calcext:value-type="float">
            <text:p>53 339 669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5706105" calcext:value-type="float">
            <text:p>5 706 105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60" calcext:value-type="float">
            <text:p>1 160</text:p>
          </table:table-cell>
          <table:table-cell table:style-name="ce11" office:value-type="float" office:value="10943" calcext:value-type="float">
            <text:p>10 943</text:p>
          </table:table-cell>
          <table:table-cell table:style-name="ce11" office:value-type="float" office:value="10787" calcext:value-type="float">
            <text:p>10 787</text:p>
          </table:table-cell>
          <table:table-cell table:style-name="ce11" office:value-type="float" office:value="512059315" calcext:value-type="float">
            <text:p>512 059 315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269" calcext:value-type="float">
            <text:p>1 269</text:p>
          </table:table-cell>
          <table:table-cell table:style-name="ce11" office:value-type="float" office:value="20734" calcext:value-type="float">
            <text:p>20 734</text:p>
          </table:table-cell>
          <table:table-cell table:style-name="ce11" office:value-type="float" office:value="20660" calcext:value-type="float">
            <text:p>20 660</text:p>
          </table:table-cell>
          <table:table-cell table:style-name="ce11" office:value-type="float" office:value="1199636994" calcext:value-type="float">
            <text:p>1 199 636 994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1494" calcext:value-type="float">
            <text:p>1 494</text:p>
          </table:table-cell>
          <table:table-cell table:style-name="ce11" office:value-type="float" office:value="1513" calcext:value-type="float">
            <text:p>1 513</text:p>
          </table:table-cell>
          <table:table-cell table:style-name="ce11" office:value-type="float" office:value="89539420" calcext:value-type="float">
            <text:p>89 539 420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965" calcext:value-type="float">
            <text:p>965</text:p>
          </table:table-cell>
          <table:table-cell table:style-name="ce11" office:value-type="float" office:value="982" calcext:value-type="float">
            <text:p>982</text:p>
          </table:table-cell>
          <table:table-cell table:style-name="ce11" office:value-type="float" office:value="55523608" calcext:value-type="float">
            <text:p>55 523 608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49" calcext:value-type="float">
            <text:p>74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313944" calcext:value-type="float">
            <text:p>313 944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478" calcext:value-type="float">
            <text:p>1 478</text:p>
          </table:table-cell>
          <table:table-cell table:style-name="ce11" office:value-type="float" office:value="15733" calcext:value-type="float">
            <text:p>15 733</text:p>
          </table:table-cell>
          <table:table-cell table:style-name="ce11" office:value-type="float" office:value="15597" calcext:value-type="float">
            <text:p>15 597</text:p>
          </table:table-cell>
          <table:table-cell table:style-name="ce11" office:value-type="float" office:value="734799081" calcext:value-type="float">
            <text:p>734 799 081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26" calcext:value-type="float">
            <text:p>1 32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93" calcext:value-type="float">
            <text:p>99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1" office:value-type="float" office:value="762824" calcext:value-type="float">
            <text:p>762 824</text:p>
          </table:table-cell>
        </table:table-row>
        <table:table-row table:style-name="ro2">
          <table:table-cell table:style-name="ce7" office:value-type="string" calcext:value-type="string">
            <text:p>Provence-Alpes-Côte d'Azur</text:p>
          </table:table-cell>
          <table:table-cell table:style-name="ce7" office:value-type="string" calcext:value-type="string">
            <text:p>ACTIVITES FINANCIERES ET ASSURANCES (KZ)</text:p>
          </table:table-cell>
          <table:table-cell table:style-name="ce7" office:value-type="string" calcext:value-type="string">
            <text:p>Activites des services financiers hors assurance et caisses</text:p>
          </table:table-cell>
          <table:table-cell table:style-name="ce12" office:value-type="float" office:value="865" calcext:value-type="float">
            <text:p>865</text:p>
          </table:table-cell>
          <table:table-cell table:style-name="ce12" office:value-type="float" office:value="12144" calcext:value-type="float">
            <text:p>12 144</text:p>
          </table:table-cell>
          <table:table-cell table:style-name="ce12" office:value-type="float" office:value="11901" calcext:value-type="float">
            <text:p>11 901</text:p>
          </table:table-cell>
          <table:table-cell table:style-name="ce12" office:value-type="float" office:value="580439875" calcext:value-type="float">
            <text:p>580 439 875</text:p>
          </table:table-cell>
        </table:table-row>
        <table:table-row table:style-name="ro2" table:number-rows-repeated="1048370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8-12T18:26:20.268000000</dc:date>
    <dc:creator>Régis Arthaut</dc:creator>
    <meta:editing-duration>PT3M4S</meta:editing-duration>
    <meta:editing-cycles>1</meta:editing-cycles>
    <meta:document-statistic meta:table-count="1" meta:cell-count="1384" meta:object-count="0"/>
    <meta:generator>LibreOffice/6.4.7.2$Windows_X86_64 LibreOffice_project/639b8ac485750d5696d7590a72ef1b496725cfb5</meta:generator>
  </office:meta>
</office:document-meta>
</file>